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6" style:display-name="1._Installatie_voorbereiden.6" style:family="table-row">
      <style:table-row-properties style:min-row-height="0.423cm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text-properties officeooo:rsid="0dde9a1c" officeooo:paragraph-rsid="0ddfbc4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31" style:family="paragraph" style:parent-style-name="Footnote">
      <style:text-properties officeooo:rsid="043ccc66" officeooo:paragraph-rsid="0dca2508"/>
    </style:style>
    <style:style style:name="P32" style:family="paragraph" style:parent-style-name="Footnote">
      <style:text-properties officeooo:rsid="043ccc66" officeooo:paragraph-rsid="0e5afad8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paragraph-properties fo:text-align="center" style:justify-single-word="false"/>
      <style:text-properties officeooo:paragraph-rsid="0eb4913f"/>
    </style:style>
    <style:style style:name="P35" style:family="paragraph" style:parent-style-name="Standard">
      <style:paragraph-properties fo:text-align="center" style:justify-single-word="false"/>
      <style:text-properties officeooo:paragraph-rsid="0daef67d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paragraph-properties fo:text-align="center" style:justify-single-word="false"/>
      <style:text-properties officeooo:paragraph-rsid="0cc5fe5b"/>
    </style:style>
    <style:style style:name="P38" style:family="paragraph" style:parent-style-name="Standard">
      <style:paragraph-properties fo:text-align="center" style:justify-single-word="false"/>
      <style:text-properties officeooo:paragraph-rsid="0d1ec96e"/>
    </style:style>
    <style:style style:name="P39" style:family="paragraph" style:parent-style-name="Standard">
      <style:paragraph-properties fo:text-align="center" style:justify-single-word="false"/>
      <style:text-properties officeooo:paragraph-rsid="0d804757"/>
    </style:style>
    <style:style style:name="P40" style:family="paragraph" style:parent-style-name="Standard">
      <style:paragraph-properties fo:text-align="center" style:justify-single-word="false"/>
      <style:text-properties officeooo:paragraph-rsid="0dce9327"/>
    </style:style>
    <style:style style:name="P41" style:family="paragraph" style:parent-style-name="Standard">
      <style:paragraph-properties fo:text-align="center" style:justify-single-word="false"/>
      <style:text-properties officeooo:paragraph-rsid="10209d19"/>
    </style:style>
    <style:style style:name="P42" style:family="paragraph" style:parent-style-name="Standard">
      <style:paragraph-properties fo:text-align="center" style:justify-single-word="false"/>
      <style:text-properties officeooo:paragraph-rsid="0cc79a2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4" style:family="paragraph" style:parent-style-name="Footnote">
      <style:text-properties officeooo:paragraph-rsid="1017aee8"/>
    </style:style>
    <style:style style:name="P45" style:family="paragraph" style:parent-style-name="Standard">
      <style:text-properties officeooo:paragraph-rsid="102506d2"/>
    </style:style>
    <style:style style:name="P46" style:family="paragraph" style:parent-style-name="Standard">
      <style:text-properties officeooo:paragraph-rsid="1025e89a"/>
    </style:style>
    <style:style style:name="P47" style:family="paragraph" style:parent-style-name="Footnote">
      <style:text-properties officeooo:paragraph-rsid="100fd683"/>
    </style:style>
    <style:style style:name="P48" style:family="paragraph" style:parent-style-name="Standard">
      <style:text-properties officeooo:paragraph-rsid="10296633"/>
    </style:style>
    <style:style style:name="P49" style:family="paragraph" style:parent-style-name="Standard">
      <style:text-properties officeooo:paragraph-rsid="1042c12e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Footnote">
      <style:text-properties officeooo:paragraph-rsid="1056c877"/>
    </style:style>
    <style:style style:name="P53" style:family="paragraph" style:parent-style-name="Footnote">
      <style:text-properties officeooo:paragraph-rsid="0fa0a8ea"/>
    </style:style>
    <style:style style:name="P54" style:family="paragraph" style:parent-style-name="Standard">
      <style:text-properties officeooo:paragraph-rsid="1009cb98"/>
    </style:style>
    <style:style style:name="P55" style:family="paragraph" style:parent-style-name="Standard">
      <style:text-properties officeooo:paragraph-rsid="105b24ff"/>
    </style:style>
    <style:style style:name="P56" style:family="paragraph" style:parent-style-name="Standard">
      <style:text-properties officeooo:paragraph-rsid="0c819a59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105e8f0b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3" style:family="paragraph" style:parent-style-name="Standard" style:list-style-name="L1">
      <style:paragraph-properties fo:break-before="page"/>
      <style:text-properties officeooo:paragraph-rsid="0b0ddd8e"/>
    </style:style>
    <style:style style:name="P6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6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style:text-underline-style="none" style:font-size-asian="12pt" style:font-size-complex="12pt"/>
    </style:style>
    <style:style style:name="T10" style:family="text">
      <style:text-properties style:font-name="Liberation Sans" fo:font-size="12pt" style:text-underline-style="none" officeooo:rsid="0f89d01f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0fe30796" style:font-size-asian="12pt" style:font-size-complex="12pt"/>
    </style:style>
    <style:style style:name="T13" style:family="text">
      <style:text-properties style:font-name="Liberation Sans" fo:font-size="12pt" style:text-underline-style="none" officeooo:rsid="103d773d" style:font-size-asian="12pt" style:font-size-complex="12pt"/>
    </style:style>
    <style:style style:name="T14" style:family="text">
      <style:text-properties style:font-name="Liberation Sans" fo:font-size="12pt" style:text-underline-style="none" officeooo:rsid="104b2bb6" style:font-size-asian="12pt" style:font-size-complex="12pt"/>
    </style:style>
    <style:style style:name="T15" style:family="text">
      <style:text-properties style:font-name="Liberation Sans" fo:font-size="12pt" style:text-underline-style="none" officeooo:rsid="0f0ca65a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officeooo:rsid="04473353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4" style:family="text">
      <style:text-properties fo:color="#000000" loext:opacity="100%" style:font-name="Liberation Sans" fo:font-size="12pt" style:font-size-asian="12pt" style:font-size-complex="12pt"/>
    </style:style>
    <style:style style:name="T1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officeooo:rsid="0f2e8f46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105811c9" style:font-name-asian="DejaVu Sans" style:font-size-asian="12pt" style:font-size-complex="12pt" style:language-complex="nl" style:country-complex="NL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d13f73f" style:font-name-asian="DejaVu Sans" style:font-size-asian="12pt" style:font-size-complex="12pt" style:language-complex="nl" style:country-complex="N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60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61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62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6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5" style:family="text">
      <style:text-properties style:use-window-font-color="true" loext:opacity="0%" style:font-name="Liberation Sans" fo:font-size="12pt" style:text-underline-style="none" officeooo:rsid="046ccdc8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86" style:family="text">
      <style:text-properties officeooo:rsid="04473353"/>
    </style:style>
    <style:style style:name="T1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officeooo:rsid="0aace3cd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6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1" style:family="text">
      <style:text-properties officeooo:rsid="0f95a7a0"/>
    </style:style>
    <style:style style:name="T222" style:family="text">
      <style:text-properties officeooo:rsid="0f8f58bd"/>
    </style:style>
    <style:style style:name="T223" style:family="text">
      <style:text-properties style:text-underline-style="none" officeooo:rsid="0f0ca65a" style:font-style-asian="italic" style:font-size-complex="12pt" style:font-style-complex="italic"/>
    </style:style>
    <style:style style:name="T224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1"><text:span text:style-name="T112">C</text:span><text:span text:style-name="T111">hecklist voor </text:span><text:span text:style-name="T113">de installatie</text:span><text:span text:style-name="T111"> van </text:span><text:span text:style-name="T111"><text:user-field-get text:name="Distro">Ubuntu</text:user-field-get></text:span><text:span text:style-name="T111"><text:s/></text:span><text:span text:style-name="T117"><text:user-field-get text:name="Version">24.04 LTS</text:user-field-get></text:span><text:span text:style-name="T115"><text:note text:id="ftn1" text:note-class="footnote"><text:note-citation>1</text:note-citation><text:note-body><text:p text:style-name="P44"><text:span text:style-name="T198">D</text:span><text:span text:style-name="T191">eze </text:span><text:span text:style-name="T202"><text:user-field-get text:name="Distro">Ubuntu</text:user-field-get></text:span><text:span text:style-name="T193"><text:s/></text:span><text:span text:style-name="T203"><text:user-field-get text:name="Version">24.04 LTS</text:user-field-get></text:span><text:span text:style-name="T203"><text:s/>Server</text:span><text:span text:style-name="T191"> van april</text:span><text:span text:style-name="T194"> </text:span><text:span text:style-name="T204"><text:user-field-get text:name="Releaseyear">2024</text:user-field-get></text:span><text:span text:style-name="T195"><text:s/></text:span><text:span text:style-name="T198">is een zogenaamde </text:span><text:span text:style-name="T191">LTS-</text:span><text:span text:style-name="T198">versie</text:span><text:span text:style-name="T191"> </text:span><text:span text:style-name="T198">(</text:span><text:span text:style-name="T191">staat voor Long-Term Support, </text:span><text:span text:style-name="T192">langetermijnondersteuning</text:span><text:span text:style-name="T198">)</text:span><text:span text:style-name="T192"> </text:span><text:span text:style-name="T200">en</text:span><text:span text:style-name="T195"> </text:span><text:span text:style-name="T191">wordt gedurende 5 jaar ondersteund tot april 202</text:span><text:span text:style-name="T199">9</text:span><text:span text:style-name="T191">, en met een </text:span><text:span text:style-name="T196">gratis persoonlijk </text:span><text:span text:style-name="T191">Ubuntu </text:span><text:span text:style-name="T197">P</text:span><text:span text:style-name="T191">ro-abonnement gedurende 1</text:span><text:span text:style-name="T201">0</text:span><text:span text:style-name="T191"> jaar tot april 203</text:span><text:span text:style-name="T199">4</text:span><text:span text:style-name="T191">.</text:span></text:p></text:note-body></text:note></text:span><text:span text:style-name="T116"><text:s/></text:span><text:span text:style-name="T118">Server</text:span><text:span text:style-name="T114">.</text:span></text:p>
      <text:p text:style-name="P54"/>
      <text:p text:style-name="P54"/>
      <text:p text:style-name="P50">Vul het tekstvak achter &lt;...&gt; in</text:p>
      <text:p text:style-name="P4"><text:span text:style-name="T20">&lt;</text:span><text:span text:style-name="T178">g</text:span><text:span text:style-name="T8">ebruiker</text:span><text:span text:style-name="T20">&gt;</text:span><text:span text:style-name="T170"><text:tab/><text:tab/></text:span><text:span text:style-name="T184"> <text:tab/><text:tab/></text:span><text:span text:style-name="T171"><draw:control text:anchor-type="as-char" svg:y="-0.4cm" draw:z-index="10" draw:name="Gebruiker 1" draw:style-name="gr2" draw:text-style-name="P69" svg:width="6.002cm" svg:height="0.5cm" draw:control="control9"><svg:title>Gebruiker</svg:title><svg:desc>Volledige naam, bijv. Jan Stek</svg:desc></draw:control></text:span><text:span text:style-name="T171"><text:tab/></text:span><text:span text:style-name="T172">b</text:span><text:span text:style-name="T214">ijv.</text:span><text:span text:style-name="T173"> </text:span><text:span text:style-name="T182">J</text:span><text:span text:style-name="T183">a</text:span><text:span text:style-name="T182">n </text:span><text:span text:style-name="T183">Jansen</text:span></text:p>
      <text:p text:style-name="P49"><text:span text:style-name="T8">&lt;</text:span><text:span text:style-name="T176">g</text:span><text:span text:style-name="T9">ebruikersnaam&gt;<text:tab/></text:span><text:span text:style-name="T175"><draw:control text:anchor-type="as-char" svg:y="-0.4cm" draw:z-index="11" draw:name="Gberuikersnaam 2" draw:style-name="gr2" draw:text-style-name="P69" svg:width="6.002cm" svg:height="0.5cm" draw:control="control10"><svg:title>Gebruikersnaam</svg:title><svg:desc>Korte naam, bijv. jan</svg:desc></draw:control></text:span><text:span text:style-name="T175"><text:tab/></text:span><text:span text:style-name="T177">b</text:span><text:span text:style-name="T217">ijv.</text:span><text:span text:style-name="T4"> </text:span><text:span text:style-name="T129">j</text:span><text:span text:style-name="T130">a</text:span><text:span text:style-name="T129">n</text:span></text:p>
      <text:p text:style-name="P2"><text:span text:style-name="T8">&lt;</text:span><text:span text:style-name="T12">comput</text:span><text:span text:style-name="T13">ernaam&gt;</text:span><text:span text:style-name="T179"><text:tab/><text:tab/></text:span><text:span text:style-name="T9"><draw:control text:anchor-type="as-char" svg:y="-0.4cm" draw:z-index="12" draw:name="Computernaam 1" draw:style-name="gr2" draw:text-style-name="P69" svg:width="6.002cm" svg:height="0.5cm" draw:control="control11"><svg:title>Computernaam</svg:title><svg:desc>Unieke naam van de computer</svg:desc></draw:control></text:span><text:span text:style-name="T9"><text:tab/></text:span><text:span text:style-name="T14">b</text:span><text:span text:style-name="T216">ijv.</text:span><text:span text:style-name="T164"> </text:span><text:span text:style-name="T168">sv</text:span><text:span text:style-name="T169">02</text:span></text:p>
      <text:p text:style-name="P4"><text:span text:style-name="T20">&lt;</text:span><text:span text:style-name="T178">g</text:span><text:span text:style-name="T8">ebruiker</text:span><text:span text:style-name="T163">&gt;<text:tab/></text:span><text:span text:style-name="T165"><text:tab/></text:span><text:span text:style-name="T184"> <text:tab/><text:tab/></text:span><text:span text:style-name="T171"><draw:control text:anchor-type="as-char" svg:y="-0.4cm" draw:z-index="13" draw:name="Gebruiker 2" draw:style-name="gr2" draw:text-style-name="P69" svg:width="6.002cm" svg:height="0.5cm" draw:control="control12"><svg:title>Gebruiker</svg:title><svg:desc>Volledige naam, bijv. Jan Stek</svg:desc></draw:control></text:span><text:span text:style-name="T171"><text:tab/></text:span><text:span text:style-name="T172">e</text:span><text:span text:style-name="T215">vt.</text:span><text:span text:style-name="T174"> extra gebruikers</text:span></text:p>
      <text:p text:style-name="P55"><text:span text:style-name="T20">&lt;</text:span><text:span text:style-name="T178">g</text:span><text:span text:style-name="T8">ebruikersnaam</text:span><text:span text:style-name="T163">&gt;<text:tab/></text:span><text:span text:style-name="T175"><draw:control text:anchor-type="as-char" svg:y="-0.4cm" draw:z-index="14" draw:name="Gberuikersnaam 1" draw:style-name="gr2" draw:text-style-name="P69" svg:width="6.002cm" svg:height="0.5cm" draw:control="control13"><svg:title>Gebruikersnaam</svg:title><svg:desc>Korte naam, bijv. jan</svg:desc></draw:control></text:span><text:span text:style-name="T175"><text:tab/></text:span><text:span text:style-name="T177">e</text:span><text:span text:style-name="T218">vt.</text:span><text:span text:style-name="T166"> </text:span><text:span text:style-name="T167">extra gebruikers</text:span></text:p>
      <text:p text:style-name="P51"><text:span text:style-name="T224">v</text:span>ervang &lt;...&gt; in deze checklist door de waarde in het tekstvak.</text:p>
      <text:p text:style-name="P3"/>
      <text:p text:style-name="P22"/>
      <text:p text:style-name="P1"><text:span text:style-name="Strong_20_Emphasis"><text:span text:style-name="T107">Nog niet op Linux?</text:span></text:span><text:span text:style-name="T124"><text:tab/></text:span><text:span text:style-name="T127">G</text:span><text:span text:style-name="T125">ebruik </text:span><text:span text:style-name="Strong_20_Emphasis"><text:span text:style-name="T131">Checklist </text:span></text:span><text:span text:style-name="Strong_20_Emphasis"><text:span text:style-name="T132">overzetten</text:span></text:span><text:span text:style-name="T125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26"> onder </text:span><text:span text:style-name="Strong_20_Emphasis"><text:span text:style-name="T108">Linux</text:span></text:span><text:span text:style-name="T122">.</text:span></text:p>
      <text:p text:style-name="P1"><text:span text:style-name="Strong_20_Emphasis"><text:span text:style-name="T109">Nieuwe installatie?</text:span></text:span><text:span text:style-name="T122"><text:tab/></text:span><text:span text:style-name="T127">B</text:span><text:span text:style-name="T122">egin bij hoofdstuk </text:span><text:span text:style-name="Strong_20_Emphasis"><text:span text:style-name="T109"><text:bookmark-ref text:reference-format="page" text:ref-name="__RefNumPara__4009_1271708128">2</text:bookmark-ref></text:span></text:span><text:span text:style-name="Strong_20_Emphasis"><text:span text:style-name="T109"><text:s text:c="2"/></text:span></text:span><text:span text:style-name="Strong_20_Emphasis"><text:span text:style-name="T110"><text:bookmark-ref text:reference-format="text" text:ref-name="__RefNumPara__4009_1271708128">Installatie uitvoeren</text:bookmark-ref></text:span></text:span><text:span text:style-name="T123">.</text:span></text:p>
      <text:p text:style-name="P17"/>
      <text:p text:style-name="P17"/>
      <text:list text:style-name="L1">
        <text:list-item>
          <text:p text:style-name="P64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5" draw:name="Vorm3_0" draw:style-name="gr1" draw:text-style-name="P6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1"><draw:control text:anchor-type="as-char" draw:z-index="8" draw:name="Vorm3_ 2" draw:style-name="gr1" draw:text-style-name="P68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6"><text:span text:style-name="T28">Aanmelden als </text:span><text:span text:style-name="T21">&lt;</text:span><text:span text:style-name="T180">g</text:span><text:span text:style-name="T6">ebruiker</text:span><text:span text:style-name="T21">&gt;</text:span><text:span text:style-name="T7"><text:note text:id="ftn2" text:note-class="footnote"><text:note-citation>2</text:note-citation><text:note-body><text:p text:style-name="P31"><text:span text:style-name="T56">E</text:span><text:span text:style-name="T70">v</text:span><text:span text:style-name="T71">en</text:span><text:span text:style-name="T73">t</text:span><text:span text:style-name="T74">uele </text:span><text:span text:style-name="T75">extra </text:span><text:span text:style-name="T219">gebruiker</text:span><text:span text:style-name="T68">s</text:span><text:span text:style-name="T75"> aanmelden </text:span><text:span text:style-name="T76">en dezelfde stappen uitvoeren</text:span><text:span text:style-name="T72">.</text:span></text:p></text:note-body></text:note>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56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5" draw:name="Vorm 3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30"/></text:span></text:p>
          </table:table-cell>
          <table:table-cell table:style-name="_31_._5f_Installatie_5f_voorbereiden.D3" office:value-type="string">
            <text:p text:style-name="P45"><text:span text:style-name="T55">Typ: </text:span><text:span text:style-name="User_20_Entry"><text:span text:style-name="T8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4" office:value-type="string">
            <text:p text:style-name="P27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5" office:value-type="string">
            <text:p text:style-name="P57"/>
          </table:table-cell>
        </table:table-row>
        <table:table-row table:style-name="_31_._5f_Installatie_5f_voorbereiden.6"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6" draw:name="Vorm 4" draw:style-name="gr1" draw:text-style-name="P68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54"><draw:control text:anchor-type="as-char" draw:z-index="17" draw:name="Vorm 5" draw:style-name="gr1" draw:text-style-name="P68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45"><text:span text:style-name="T55">Typ: </text:span><text:span text:style-name="User_20_Entry"><text:span text:style-name="T8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D7" office:value-type="string">
            <text:p text:style-name="P46"><text:span text:style-name="T33">Kie</text:span><text:span text:style-name="T37">s</text:span><text:span text:style-name="T33"> </text:span><text:span text:style-name="Strong_20_Emphasis"><text:span text:style-name="T90">1</text:span></text:span><text:span text:style-name="T46"> Installatie voorbereide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63"><text:bookmark-start text:name="__RefNumPara__4009_1271708128"/><text:span text:style-name="Strong_20_Emphasis"><text:span text:style-name="T128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42"><draw:control text:anchor-type="as-char" draw:z-index="2" draw:name="Vorm9" draw:style-name="gr1" draw:text-style-name="P6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8"><text:span text:style-name="T134">Start de computer op vanaf</text:span><text:span text:style-name="T134"><text:note text:id="ftn3" text:note-class="footnote"><text:note-citation>1</text:note-citation><text:note-body><text:p text:style-name="P52"><text:span text:style-name="T80">B</text:span><text:span text:style-name="T81">ootmenu/</text:span><text:span text:style-name="T80">S</text:span><text:span text:style-name="T81">etup</text:span><text:span text:style-name="T79"> via </text:span><text:span text:style-name="T77">é</text:span><text:span text:style-name="T78">é</text:span><text:span text:style-name="T80">n van de </text:span><text:span text:style-name="T82">Veelgebruikte toetsen: </text:span><text:span text:style-name="T206">Esc</text:span><text:span text:style-name="T205">, </text:span><text:span text:style-name="T206">Delete</text:span><text:span text:style-name="T205">, </text:span><text:span text:style-name="T206">F1</text:span><text:span text:style-name="T205">, </text:span><text:span text:style-name="T206">F2</text:span><text:span text:style-name="T205">, </text:span><text:span text:style-name="T206">F9</text:span><text:span text:style-name="T205">, </text:span><text:span text:style-name="T206">F10</text:span><text:span text:style-name="T205">, </text:span><text:span text:style-name="T206">F11</text:span><text:span text:style-name="T205">, of </text:span><text:span text:style-name="T206">F12</text:span></text:p></text:note-body></text:note></text:span><text:span text:style-name="T134"> </text:span><text:span text:style-name="T137">een </text:span><text:span text:style-name="T119"><text:user-field-get text:name="Distro">Ubuntu</text:user-field-get></text:span><text:span text:style-name="T133"><text:s/></text:span><text:span text:style-name="T120"><text:user-field-get text:name="Version">24.04 LTS</text:user-field-get></text:span><text:span text:style-name="T120"><text:s/></text:span><text:span text:style-name="T121">Server</text:span><text:span text:style-name="T49"> </text:span><text:span text:style-name="T50">Live</text:span><text:span text:style-name="T50"><text:note text:id="ftn4" text:note-class="footnote"><text:note-citation>2</text:note-citation><text:note-body><text:p text:style-name="P53"><text:span text:style-name="T186">Vanaf een </text:span><text:span text:style-name="T221">L</text:span><text:span text:style-name="T186">ive </text:span><text:span text:style-name="T222">USB</text:span><text:span text:style-name="T190">-stick</text:span><text:span text:style-name="T18"> </text:span><text:span text:style-name="T186">kunt u opstarten en </text:span><text:span text:style-name="T16">met </text:span><text:span text:style-name="T138"><text:user-field-get text:name="Distro">Ubuntu</text:user-field-get></text:span><text:span text:style-name="T138"><text:s/></text:span><text:span text:style-name="T186">werken zonder enige bestanden op de harde schijf te wijzigen en maakt ook installatie van </text:span><text:span text:style-name="T138"><text:user-field-get text:name="Distro">Ubuntu</text:user-field-get></text:span><text:span text:style-name="T138"><text:s/></text:span><text:span text:style-name="T186">mogelijk.</text:span></text:p></text:note-body></text:note></text:span><text:span text:style-name="T50"> </text:span><text:span text:style-name="T53">USB</text:span><text:span text:style-name="T51">-stick</text:span><text:span text:style-name="T51"><text:note text:id="ftn5" text:note-class="footnote"><text:note-citation>3</text:note-citation><text:note-body><text:p text:style-name="P47"><text:span text:style-name="T67">Maak een opstartbare USB-stick</text:span><text:span text:style-name="T62">:<text:line-break/></text:span><text:span text:style-name="T57">Download </text:span><text:span text:style-name="T58">een </text:span><text:span text:style-name="Sterk_20_accent_20_voetnoot"><text:span text:style-name="T95"><text:user-field-get text:name="Distro">Ubuntu</text:user-field-get></text:span></text:span><text:span text:style-name="Sterk_20_accent_20_voetnoot"><text:span text:style-name="T95"><text:s/></text:span></text:span><text:span text:style-name="Sterk_20_accent_20_voetnoot"><text:span text:style-name="T96">Server </text:span></text:span><text:span text:style-name="Sterk_20_accent_20_voetnoot"><text:span text:style-name="T95"><text:user-field-get text:name="Version">24.04 LTS</text:user-field-get></text:span></text:span><text:span text:style-name="T69"><text:s/></text:span><text:span text:style-name="T60">i</text:span><text:span text:style-name="T65">mage</text:span><text:span text:style-name="T60"> </text:span><text:span text:style-name="T59">vanaf </text:span><text:a xlink:type="simple" xlink:href="https://ubuntu.com/" text:style-name="Internet_20_link" text:visited-style-name="Visited_20_Internet_20_Link"><text:span text:style-name="T189">ubuntu.com</text:span></text:a><text:span text:style-name="T59">.</text:span><text:span text:style-name="T61"><text:line-break/>De </text:span><text:span text:style-name="T64">ver</text:span><text:span text:style-name="T61">volgstappen staan beschreven in </text:span><text:span text:style-name="Sterk_20_accent_20_voetnoot"><text:span text:style-name="T97">Linux informatie</text:span></text:span><text:span text:style-name="T61">, te vinden op </text:span><text:a xlink:type="simple" xlink:href="https://karelzimmer.nl/" text:style-name="Internet_20_link" text:visited-style-name="Visited_20_Internet_20_Link"><text:span text:style-name="T187">karelzimmer.nl</text:span></text:a><text:span text:style-name="T61">, onder </text:span><text:span text:style-name="Sterk_20_accent_20_voetnoot"><text:span text:style-name="T97">Linux</text:span></text:span><text:span text:style-name="T61">.</text:span></text:p></text:note-body></text:note></text:span><text:span text:style-name="T5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30"/></text:span></text:p>
          </table:table-cell>
          <table:table-cell table:style-name="_32_._5f_Installatie_5f_uitvoeren.C2" office:value-type="string">
            <text:p text:style-name="P13"><text:span text:style-name="T37">Selecteer</text:span><text:span text:style-name="T26"> </text:span><text:span text:style-name="Strong_20_Emphasis"><text:span text:style-name="T93">Try or Install Ubuntu </text:span></text:span><text:span text:style-name="Strong_20_Emphasis"><text:span text:style-name="T94">Server</text:span></text:span><text:span text:style-name="T24"> </text:span><text:span text:style-name="T27">en druk op </text:span><text:span text:style-name="T39">de </text:span><text:span text:style-name="T88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30"><text:span text:style-name="Emphasis"><text:span text:style-name="T213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68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35">Kies</text:span><text:span text:style-name="T136"> </text:span><text:span text:style-name="Strong_20_Emphasis"><text:span text:style-name="T139">Nederlands</text:span></text:span><text:span text:style-name="T31"> </text:span><text:span text:style-name="T40">en druk op </text:span><text:span text:style-name="T39">de </text:span><text:span text:style-name="T89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30"><draw:control text:anchor-type="as-char" draw:z-index="6" draw:name="Vorm 1" draw:style-name="gr1" draw:text-style-name="P68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49">Bij</text:span><text:span text:style-name="T141"> </text:span><text:span text:style-name="Strong_20_Emphasis"><text:span text:style-name="T157">Profile </text:span></text:span><text:span text:style-name="Strong_20_Emphasis"><text:span text:style-name="T158">configuration</text:span></text:span><text:span text:style-name="T159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9" office:value-type="string">
            <text:p text:style-name="P10"><text:span text:style-name="T146">V</text:span><text:span text:style-name="T142">ul </text:span><text:span text:style-name="T143">in </text:span><text:span text:style-name="Strong_20_Emphasis"><text:span text:style-name="T147">Your</text:span></text:span><text:span text:style-name="Strong_20_Emphasis"><text:span text:style-name="T144"> n</text:span></text:span><text:span text:style-name="Strong_20_Emphasis"><text:span text:style-name="T145">a</text:span></text:span><text:span text:style-name="Strong_20_Emphasis"><text:span text:style-name="T147">me</text:span></text:span><text:span text:style-name="T145"> </text:span><text:span text:style-name="T223">&lt;</text:span><text:span text:style-name="T185">g</text:span><text:span text:style-name="T15">ebruiker</text:span><text:span text:style-name="T223">&gt;</text:span><text:span text:style-name="T150">, </text:span><text:span text:style-name="Strong_20_Emphasis"><text:span text:style-name="T161"><text:line-break/></text:span></text:span><text:span text:style-name="Strong_20_Emphasis"><text:span text:style-name="T147">Your server</text:span></text:span><text:span text:style-name="Strong_20_Emphasis"><text:span text:style-name="T152">'</text:span></text:span><text:span text:style-name="Strong_20_Emphasis"><text:span text:style-name="T153">s name</text:span></text:span><text:span text:style-name="T11"> &lt;</text:span><text:span text:style-name="T10">comp</text:span><text:span text:style-name="T11">uternaam&gt;</text:span><text:span text:style-name="T145">,</text:span><text:span text:style-name="Strong_20_Emphasis"><text:span text:style-name="T162"><text:line-break/></text:span></text:span><text:span text:style-name="Strong_20_Emphasis"><text:span text:style-name="T148">Pick a username</text:span></text:span><text:span text:style-name="T145"> &lt;</text:span><text:span text:style-name="T11">gebruikersnaam&gt;</text:span><text:span text:style-name="T145">,</text:span><text:span text:style-name="Strong_20_Emphasis"><text:span text:style-name="T162"><text:line-break/></text:span></text:span><text:span text:style-name="T151">g</text:span><text:span text:style-name="T140">eef tweemaal een </text:span><text:span text:style-name="Strong_20_Emphasis"><text:span text:style-name="T140">wachtwoord</text:span></text:span><text:span text:style-name="T154"> </text:span><text:span text:style-name="T155">en druk op </text:span><text:span text:style-name="T156">de </text:span><text:span text:style-name="T160">Enter</text:span><text:span text:style-name="T154">-toets.</text:span></text:p>
          </table:table-cell>
        </table:table-row>
      </table:table>
      <text:p text:style-name="P23"><text:span text:style-name="Strong_20_Emphasis"><text:span text:style-name="T43"/></text:span></text:p>
      <text:list text:continue-numbering="true" text:style-name="L1">
        <text:list-item>
          <text:p text:style-name="P62"><text:span text:style-name="Strong_20_Emphasis"><text:span text:style-name="T47">Installatie </text:span></text:span><text:span text:style-name="Strong_20_Emphasis"><text:span text:style-name="T48">afronden</text:span></text:span></text:p>
        </text:list-item>
      </text:list>
      <text:p text:style-name="P24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68" svg:width="0.35cm" svg:height="0.35cm" draw:control="control2"/></text:span></text:p>
          </table:table-cell>
          <table:table-cell table:style-name="_33_._5f_Installatie_5f_afronden.C1" office:value-type="string">
            <text:p text:style-name="P59"><text:span text:style-name="T25">Aanmelden als </text:span><text:span text:style-name="T22">&lt;</text:span><text:span text:style-name="T181">g</text:span><text:span text:style-name="T5">ebruiker</text:span><text:span text:style-name="T22">&gt;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8" draw:name="Vorm4" draw:style-name="gr1" draw:text-style-name="P6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45"><text:span text:style-name="T55">Typ: </text:span><text:span text:style-name="User_20_Entry"><text:span text:style-name="T8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4" office:value-type="string">
            <text:p text:style-name="P29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5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54"><draw:control text:anchor-type="as-char" draw:z-index="19" draw:name="Vorm 7" draw:style-name="gr1" draw:text-style-name="P68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45"><text:span text:style-name="T55">Typ: </text:span><text:span text:style-name="User_20_Entry"><text:span text:style-name="T86">kz menu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46"><text:span text:style-name="T33">Kie</text:span><text:span text:style-name="T38">s</text:span><text:span text:style-name="T34"> </text:span><text:span text:style-name="Strong_20_Emphasis"><text:span text:style-name="T91">3</text:span></text:span><text:span text:style-name="T45"> Installatie afronde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8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24"><text:span text:style-name="Strong_20_Emphasis"><text:span text:style-name="T25"/></text:span></text:p>
      <text:list text:continue-numbering="true" text:style-name="L1">
        <text:list-item>
          <text:p text:style-name="P65"><text:span text:style-name="Strong_20_Emphasis"><text:span text:style-name="T1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><text:span text:style-name="T42"><draw:control text:anchor-type="as-char" draw:z-index="4" draw:name="Vorm40_0" draw:style-name="gr1" draw:text-style-name="P68" svg:width="0.35cm" svg:height="0.35cm" draw:control="control3"/></text:span></text:p>
          </table:table-cell>
          <table:table-cell table:style-name="Tabel2.A1" office:value-type="string">
            <text:p text:style-name="P39"><text:span text:style-name="T42"><draw:control text:anchor-type="as-char" draw:z-index="9" draw:name="Vorm40_ 1" draw:style-name="gr1" draw:text-style-name="P68" svg:width="0.35cm" svg:height="0.35cm" draw:control="control8"/></text:span></text:p>
          </table:table-cell>
          <table:table-cell table:style-name="Tabel2.D1" office:value-type="string">
            <text:p text:style-name="P16"><text:span text:style-name="T25">Aanmelden als </text:span><text:span text:style-name="T22">&lt;</text:span><text:span text:style-name="T181">g</text:span><text:span text:style-name="T5">ebruiker</text:span><text:span text:style-name="T22">&gt;</text:span><text:span text:style-name="T35"><text:note text:id="ftn6" text:note-class="footnote"><text:note-citation>1</text:note-citation><text:note-body><text:p text:style-name="P32"><text:span text:style-name="T83">E</text:span><text:span text:style-name="T85">ventuele extra </text:span><text:span text:style-name="T220">gebruiker</text:span><text:span text:style-name="T84">s</text:span><text:span text:style-name="T85"> aanmelden en dezelfde stappen uitvoeren.</text:span></text:p></text:note-body></text:note></text:span><text:span text:style-name="T25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1"><text:span text:style-name="T54"><draw:control text:anchor-type="as-char" draw:z-index="20" draw:name="Vorm 8" draw:style-name="gr1" draw:text-style-name="P68" svg:width="0.35cm" svg:height="0.35cm" draw:control="control19"/></text:span></text:p>
          </table:table-cell>
          <table:table-cell table:style-name="Tabel2.A1" office:value-type="string">
            <text:p text:style-name="P41"><text:span text:style-name="T54"><draw:control text:anchor-type="as-char" draw:z-index="21" draw:name="Vorm 9" draw:style-name="gr1" draw:text-style-name="P68" svg:width="0.35cm" svg:height="0.35cm" draw:control="control20"/></text:span></text:p>
          </table:table-cell>
          <table:table-cell table:style-name="Tabel2.D3" office:value-type="string">
            <text:p text:style-name="P45"><text:span text:style-name="T55">Typ: </text:span><text:span text:style-name="User_20_Entry"><text:span text:style-name="T87">kz menu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33">Kie</text:span><text:span text:style-name="T38">s</text:span><text:span text:style-name="T34"> </text:span><text:span text:style-name="Strong_20_Emphasis"><text:span text:style-name="T92">4</text:span></text:span><text:span text:style-name="T44"> Gebruiker inrichten</text:span><text:span text:style-name="T31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5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11"><text:span text:style-name="T36"/></text:p>
      <text:p text:style-name="P60"/>
      <text:p text:style-name="P21"><text:span text:style-name="T99">E</text:span><text:span text:style-name="T100">inde c</text:span><text:span text:style-name="T101">hecklist, </text:span><text:span text:style-name="T102">d</text:span><text:span text:style-name="T101">e installatie van </text:span><text:span text:style-name="T105"><text:user-field-get text:name="Distro">Ubuntu</text:user-field-get></text:span><text:span text:style-name="T103"><text:s/></text:span><text:span text:style-name="T104"><text:user-field-get text:name="Version">24.04 LTS</text:user-field-get></text:span><text:span text:style-name="T104"><text:s/></text:span><text:span text:style-name="T106">Server</text:span><text:span text:style-name="T98"> </text:span><text:span text:style-name="T101">is voltooid.</text:span></text:p>
      <text:p text:style-name="P5"/>
      <text:list text:style-name="L2">
        <text:list-header>
          <text:p text:style-name="P66"><text:span text:style-name="T208">Geschreven door </text:span><text:a xlink:type="simple" xlink:href="mailto:info@karelzimmer.nl?subject=Checklist%20installatie%20Linux" text:style-name="Internet_20_link" text:visited-style-name="Visited_20_Internet_20_Link"><text:span text:style-name="T209">Karel Zimmer</text:span></text:a><text:span text:style-name="T210">.</text:span></text:p>
          <text:p text:style-name="P67"><text:span text:style-name="T212">Licentie </text:span><text:span text:style-name="T210">C</text:span><text:span text:style-name="T211">C0</text:span><text:span text:style-name="T210"> 1.0 </text:span><text:span text:style-name="T20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7"><text:s/></text:span><text:span text:style-name="T20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7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2-18T10:47:26.195346931">18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47:25.999331704</dc:date>
    <meta:keyword>Installatie</meta:keyword>
    <meta:keyword>Checklist</meta:keyword>
    <meta:keyword>Linux</meta:keyword>
    <meta:editing-cycles>6912</meta:editing-cycles>
    <meta:editing-duration>P12DT8H18M23S</meta:editing-duration>
    <dc:creator>Karel Zimmer</dc:creator>
    <meta:document-statistic meta:table-count="4" meta:image-count="2" meta:object-count="0" meta:page-count="4" meta:paragraph-count="62" meta:word-count="360" meta:character-count="2458" meta:non-whitespace-character-count="2130"/>
    <meta:user-defined meta:name="Info 1"/>
    <meta:user-defined meta:name="Info 2"/>
    <meta:user-defined meta:name="Info 3"/>
    <meta:user-defined meta:name="Info 4"/>
  </office:meta>
</office:document-meta>
</file>